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74a1" officeooo:paragraph-rsid="001474a1"/>
    </style:style>
    <style:style style:name="P2" style:family="paragraph" style:parent-style-name="Standard">
      <style:text-properties style:text-line-through-style="none" style:text-line-through-type="none" fo:font-style="normal" fo:font-weight="normal" officeooo:rsid="00580691" officeooo:paragraph-rsid="0015e0cf" style:font-style-asian="normal" style:font-weight-asian="normal" style:font-style-complex="normal" style:font-weight-complex="normal"/>
    </style:style>
    <style:style style:name="P3" style:family="paragraph" style:parent-style-name="Standard">
      <style:text-properties style:text-line-through-style="none" style:text-line-through-type="none" fo:font-style="normal" fo:font-weight="normal" officeooo:rsid="00233021" officeooo:paragraph-rsid="0015e0cf" style:font-style-asian="normal" style:font-weight-asian="normal" style:font-style-complex="normal" style:font-weight-complex="normal"/>
    </style:style>
    <style:style style:name="P4" style:family="paragraph" style:parent-style-name="Standard">
      <style:text-properties style:text-line-through-style="none" style:text-line-through-type="none" fo:font-style="normal" fo:font-weight="normal" officeooo:rsid="0025b171" officeooo:paragraph-rsid="0015e0cf" style:font-style-asian="normal" style:font-weight-asian="normal" style:font-style-complex="normal" style:font-weight-complex="normal"/>
    </style:style>
    <style:style style:name="P5" style:family="paragraph" style:parent-style-name="Standard">
      <style:text-properties style:text-line-through-style="none" style:text-line-through-type="none" fo:font-style="normal" fo:font-weight="normal" officeooo:rsid="005522c1" officeooo:paragraph-rsid="0015e0cf" style:font-style-asian="normal" style:font-weight-asian="normal" style:font-style-complex="normal" style:font-weight-complex="normal"/>
    </style:style>
    <style:style style:name="P6" style:family="paragraph" style:parent-style-name="Standard">
      <style:text-properties style:text-line-through-style="none" style:text-line-through-type="none" fo:font-style="normal" fo:font-weight="normal" officeooo:rsid="0056aa7a" officeooo:paragraph-rsid="0015e0cf" style:font-style-asian="normal" style:font-weight-asian="normal" style:font-style-complex="normal" style:font-weight-complex="normal"/>
    </style:style>
    <style:style style:name="P7" style:family="paragraph" style:parent-style-name="Standard">
      <style:text-properties style:text-line-through-style="none" style:text-line-through-type="none" fo:font-style="normal" fo:font-weight="bold" officeooo:rsid="0026b45b" officeooo:paragraph-rsid="0015e0cf" style:font-style-asian="normal" style:font-weight-asian="bold" style:font-style-complex="normal" style:font-weight-complex="bold"/>
    </style:style>
    <style:style style:name="P8" style:family="paragraph" style:parent-style-name="Standard">
      <style:text-properties style:text-line-through-style="none" style:text-line-through-type="none" fo:font-style="normal" fo:font-weight="bold" officeooo:rsid="005522c1" officeooo:paragraph-rsid="0015e0cf" style:font-style-asian="normal" style:font-weight-asian="bold" style:font-style-complex="normal" style:font-weight-complex="bold"/>
    </style:style>
    <style:style style:name="P9" style:family="paragraph" style:parent-style-name="Standard">
      <style:text-properties style:text-line-through-style="none" style:text-line-through-type="none" fo:font-weight="normal" officeooo:rsid="00216a13" officeooo:paragraph-rsid="0015e0cf" style:font-weight-asian="normal" style:font-weight-complex="normal"/>
    </style:style>
    <style:style style:name="P10" style:family="paragraph" style:parent-style-name="Standard">
      <style:text-properties style:text-line-through-style="none" style:text-line-through-type="none" fo:font-weight="normal" officeooo:rsid="00233021" officeooo:paragraph-rsid="0015e0cf" style:font-weight-asian="normal" style:font-weight-complex="normal"/>
    </style:style>
    <style:style style:name="P11" style:family="paragraph" style:parent-style-name="Standard">
      <style:text-properties style:text-line-through-style="none" style:text-line-through-type="none" fo:font-weight="normal" officeooo:rsid="0025b171" officeooo:paragraph-rsid="0015e0cf" style:font-weight-asian="normal" style:font-weight-complex="normal"/>
    </style:style>
    <style:style style:name="P12" style:family="paragraph" style:parent-style-name="Standard">
      <style:text-properties style:text-line-through-style="none" style:text-line-through-type="none" fo:font-weight="normal" officeooo:rsid="005522c1" officeooo:paragraph-rsid="0015e0cf" style:font-weight-asian="normal" style:font-weight-complex="normal"/>
    </style:style>
    <style:style style:name="P13" style:family="paragraph" style:parent-style-name="Standard">
      <style:text-properties style:text-line-through-style="none" style:text-line-through-type="none" fo:font-weight="normal" officeooo:rsid="0056aa7a" officeooo:paragraph-rsid="0015e0cf" style:font-weight-asian="normal" style:font-weight-complex="normal"/>
    </style:style>
    <style:style style:name="P14" style:family="paragraph" style:parent-style-name="Standard">
      <style:text-properties style:text-line-through-style="none" style:text-line-through-type="none" fo:font-style="italic" fo:font-weight="normal" officeooo:rsid="0025b171" officeooo:paragraph-rsid="0015e0cf" style:font-style-asian="italic" style:font-weight-asian="normal" style:font-style-complex="italic" style:font-weight-complex="normal"/>
    </style:style>
    <style:style style:name="P15" style:family="paragraph" style:parent-style-name="Standard">
      <style:text-properties officeooo:rsid="00233021" officeooo:paragraph-rsid="0015e0cf"/>
    </style:style>
    <style:style style:name="P16" style:family="paragraph" style:parent-style-name="Standard">
      <style:text-properties fo:font-style="normal" officeooo:rsid="00250418" officeooo:paragraph-rsid="0015e0cf" style:font-style-asian="normal" style:font-style-complex="normal"/>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style:font-style-asian="normal" style:font-style-complex="normal"/>
    </style:style>
    <style:style style:name="T3" style:family="text">
      <style:text-properties fo:font-style="normal" officeooo:rsid="00416dbc" style:font-style-asian="normal" style:font-style-complex="normal"/>
    </style:style>
    <style:style style:name="T4" style:family="text">
      <style:text-properties fo:font-style="normal" officeooo:rsid="00233021" style:font-style-asian="normal" style:font-style-complex="normal"/>
    </style:style>
    <style:style style:name="T5" style:family="text">
      <style:text-properties fo:font-style="normal" officeooo:rsid="00280ee6" style:font-style-asian="normal" style:font-style-complex="normal"/>
    </style:style>
    <style:style style:name="T6" style:family="text">
      <style:text-properties fo:font-style="normal" officeooo:rsid="00286b7b" style:font-style-asian="normal" style:font-style-complex="normal"/>
    </style:style>
    <style:style style:name="T7" style:family="text">
      <style:text-properties fo:font-style="normal" officeooo:rsid="00455992" style:font-style-asian="normal" style:font-style-complex="normal"/>
    </style:style>
    <style:style style:name="T8" style:family="text">
      <style:text-properties fo:font-style="normal" officeooo:rsid="00250418" style:font-style-asian="normal" style:font-style-complex="normal"/>
    </style:style>
    <style:style style:name="T9" style:family="text">
      <style:text-properties fo:font-style="normal" officeooo:rsid="003f38cc" style:font-style-asian="normal" style:font-style-complex="normal"/>
    </style:style>
    <style:style style:name="T10" style:family="text">
      <style:text-properties fo:font-style="normal" officeooo:rsid="00546738" style:font-style-asian="normal" style:font-style-complex="normal"/>
    </style:style>
    <style:style style:name="T11" style:family="text">
      <style:text-properties fo:font-style="normal" officeooo:rsid="0056aa7a" style:font-style-asian="normal" style:font-style-complex="normal"/>
    </style:style>
    <style:style style:name="T12" style:family="text">
      <style:text-properties fo:font-style="normal" officeooo:rsid="00580691" style:font-style-asian="normal" style:font-style-complex="normal"/>
    </style:style>
    <style:style style:name="T13" style:family="text">
      <style:text-properties fo:font-style="italic" style:font-style-asian="italic" style:font-style-complex="italic"/>
    </style:style>
    <style:style style:name="T14" style:family="text">
      <style:text-properties officeooo:rsid="00546738"/>
    </style:style>
    <style:style style:name="T15" style:family="text">
      <style:text-properties fo:font-weight="bold" style:font-weight-asian="bold" style:font-weight-complex="bold"/>
    </style:style>
    <style:style style:name="T16" style:family="text">
      <style:text-properties fo:font-weight="bold" officeooo:rsid="0056aa7a" style:font-weight-asian="bold" style:font-weight-complex="bold"/>
    </style:style>
    <style:style style:name="T17" style:family="text">
      <style:text-properties fo:font-weight="bold" officeooo:rsid="00250418" style:font-weight-asian="bold" style:font-weight-complex="bold"/>
    </style:style>
    <style:style style:name="T18" style:family="text">
      <style:text-properties officeooo:rsid="00426e34"/>
    </style:style>
    <style:style style:name="T19" style:family="text">
      <style:text-properties fo:font-weight="normal" style:font-weight-asian="normal" style:font-weight-complex="normal"/>
    </style:style>
    <style:style style:name="T20" style:family="text">
      <style:text-properties fo:font-weight="normal" officeooo:rsid="00546738" style:font-weight-asian="normal" style:font-weight-complex="normal"/>
    </style:style>
    <style:style style:name="T21" style:family="text">
      <style:text-properties style:text-position="super 58%"/>
    </style:style>
    <style:style style:name="T22" style:family="text">
      <style:text-properties officeooo:rsid="0056aa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MANCE</text:p>
      <text:p text:style-name="P1"/>
      <text:p text:style-name="P9"><text:span text:style-name="T1">Disagreement on huge terms: </text:span><text:span text:style-name="T3">When given the decision to kill or spare the innocent man (Manley's quest)</text:span><text:span text:style-name="T4">, Lulu will argue with you. Her barriers go totally down and she tears into you.</text:span></text:p>
      <text:p text:style-name="P3"><text:s/></text:p>
      <text:p text:style-name="P3">You want to kill an innocent man?<text:tab/><text:tab/>How can I trust you? Why am I even here? Are you going <text:tab/><text:tab/><text:tab/><text:tab/><text:tab/><text:tab/><text:tab/>to kill me too? Etc.</text:p>
      <text:p text:style-name="P10">You <text:span text:style-name="T13">can't </text:span><text:span text:style-name="T2">do it??<text:tab/><text:tab/><text:tab/><text:tab/>Do you want to save the world? I thought you were so <text:tab/><text:tab/><text:tab/><text:tab/><text:tab/><text:tab/><text:tab/>strong. Put it behind you, and do what has to be done. Etc.</text:span></text:p>
      <text:p text:style-name="P3"/>
      <text:p text:style-name="P3"><text:tab/><text:span text:style-name="T14">This is followed by:</text:span></text:p>
      <text:p text:style-name="P15"/>
      <text:p text:style-name="P9"><text:span text:style-name="T16">Lulu's</text:span><text:span text:style-name="T15"> Dungeon:</text:span> You hear about it from townspeople; they say that it has something “shiny” or some kind of cool <text:s/>amulet. You say “I bet Lulu would like that......” and have the option to go retrieve this item. If you do, you find Lulu and hand it over. A little make-up scene, and the game continues.</text:p>
      <text:p text:style-name="P9"><text:tab/>If you do <text:span text:style-name="T13">not </text:span><text:span text:style-name="T2">do the side-quest, Lulu will stop you as you leave the city/area, and say she got it for </text:span><text:span text:style-name="T13">you.</text:span><text:span text:style-name="T2"> Etc.</text:span></text:p>
      <text:p text:style-name="P9"><text:span text:style-name="T2"><text:tab/></text:span><text:span text:style-name="T5">If you receive the item, this could haunt you later in the second half. </text:span></text:p>
      <text:p text:style-name="P9"><text:span text:style-name="T5"><text:tab/></text:span><text:span text:style-name="T6">If you gave it, Lulu could either 1) drop it at the betrayal, or 2) retain it. You can speak about this when you meet her again.</text:span></text:p>
      <text:p text:style-name="P15"/>
      <text:p text:style-name="P15"><text:span text:style-name="T15">Bandits: </text:span><text:span text:style-name="T17">Lulu's temper backfires </text:span>(18 – Manley's Quests) : </text:p>
      <text:p text:style-name="P15"><text:span text:style-name="T2"><text:tab/>We finally see how corrupt this </text:span><text:span text:style-name="T7">harvest lord</text:span><text:span text:style-name="T2"> system is. The harvest lords are like mob bosses! </text:span><text:span text:style-name="T8">Lulu puffs up her chest and gives them a piece of her mind. They turn on her. </text:span><text:span text:style-name="T3">They s</text:span><text:span text:style-name="T8">ubtly, creepily, godfather style, approach her and whisper in her ear how powerful they are, </text:span><text:span text:style-name="T9">and they're gonna freak</text:span><text:span text:style-name="T10">in</text:span><text:span text:style-name="T9"> kill her if she doesn't apologize.</text:span></text:p>
      <text:p text:style-name="P16"><text:tab/>Lulu is frozen in place. She may be tough, but her bark is a lot bigger than her bite. She is outnumbered. Rolan steps up, <text:span text:style-name="T14">and</text:span> calm<text:span text:style-name="T14">ly</text:span>, and in control, and talks the situation down <text:span text:style-name="T14">(the key being that he remains calm, whereas Lulu looses her temper)</text:span>. </text:p>
      <text:p text:style-name="P14"/>
      <text:p text:style-name="P11"><text:span text:style-name="T15">Entering Cenive / Kissy Kissy:</text:span> How can there <text:span text:style-name="T13">not </text:span><text:span text:style-name="T2">be an almost kiss? Upon entering the town, or perhaps in relation to a quest, they are told to kiss. (At the gate, it would be the guard, being a total jerk. “You want in, you do what I say. </text:span><text:span text:style-name="T9">You have to kiss her.</text:span><text:span text:style-name="T2">” You are given the options: “Do it!” “Don't do it!” or “Punch the guard!” </text:span><text:span text:style-name="T10">No matter what you choose, Lulu beats you to it and punches the guard in the face. You enter, no problem.</text:span></text:p>
      <text:p text:style-name="P4"/>
      <text:p text:style-name="P7"><text:span text:style-name="T18">Play dates in Cenive:</text:span><text:span text:style-name="T19"> all of which have hilarious endings. If you go on a gondola ride, Lulu gets impatient and goes joy riding. If you play something competitive, Lulu gets mad that you won't let her win, or argues that you let her win. S</text:span><text:span text:style-name="T20">ing karaoke or try to dance, and Lulu refuses</text:span><text:span text:style-name="T19">. Go to a petting zoo and Rolan just wants to take them all home to a farm. </text:span></text:p>
      <text:p text:style-name="P7"/>
      <text:p text:style-name="P7"/>
      <text:p text:style-name="P8">2<text:span text:style-name="T21">nd</text:span> Half Encounters: </text:p>
      <text:p text:style-name="P5">1) As Rolan is playing around with his new buddies (bandits, robin hood-types, treasure hunters, whoever), they run into some trouble. A village is under attack. Rolan runs in to help; it's not really bloody. Houses are destroyed and townspeople are wandering/fleeing. Rolan goes straight to source, only to find Lulu at the head of the troop. She doesn't see him or pretends not to see him, frees a boss and exits. This event gives Rolan the fuel to get back into his quest.</text:p>
      <text:p text:style-name="P5"/>
      <text:p text:style-name="P5"><text:soft-page-break/>2) <text:span text:style-name="T22">Lucius's Castle: After you free Sprout, the guards hear you exiting. You help Sprout escape through the window, but they catch you. You wake up in a dungeon, Lulu sitting beside you, reading. She taunts you; threatens you, and basically tries to break you so you won't continue your quest. She explains that she doesn't make a habit of killing people who may be useful—lucky for him, he may be useful. This is a really serious, aggressive encounter. She finally leaves him to stew. Once she is gone, Sprout springs down from a pipe and frees you. After you escape, there is a scene of Lulu seeing Sprouts open cell. She runs to the window, just in time to see them fleeing. She (could) send a boss after them.</text:span></text:p>
      <text:p text:style-name="P5"/>
      <text:p text:style-name="P12"><text:span text:style-name="T2">3) </text:span><text:span text:style-name="T11">Following his drunken heart-to-heart with Beerstadt, Rolan says he is finished thinking about Lulu. He passes out, and when he wakes up, he finds the gem (item) that he got Lulu from Lulu's Dungeon in his pocket...Lulu had been there.</text:span></text:p>
      <text:p text:style-name="P6"/>
      <text:p text:style-name="P13"><text:span text:style-name="T2">4) (Choose place, dont make it too dramatic). Rolan and Lulu cross paths again (perhaps Rolan is trying to convert cities Lulu and her army get there). He is late, and sees that Lulu's soldiers have alreay begun destroying another village. Rolan goes straight up to </text:span><text:span text:style-name="T12">her and throws the gem (#3) at her. He calls her out, and says she can't “do this to innocent people,” hoping to get her to fight him. The aggression goes up with each encounter, but it's out of pain. They're kids acting out to get attention. This is an alpha male stand-off. The tone here is different than anytime before.</text:span></text:p>
      <text:p text:style-name="P2"><text:tab/>*Possibility: You egg Lulu on until she fights you. When she hits a certain HP, she says she is finished wasting her time on you and leaves her to another bo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5:12:56.641000000</meta:creation-date>
    <dc:date>2015-04-01T15:13:37.636000000</dc:date>
    <meta:editing-duration>PT22S</meta:editing-duration>
    <meta:editing-cycles>2</meta:editing-cycles>
    <meta:generator>LibreOffice/4.2.7.2$Windows_x86 LibreOffice_project/933c0aa564ec4f8883ed5732c866db48dca4dac5</meta:generator>
    <meta:document-statistic meta:table-count="0" meta:image-count="0" meta:object-count="0" meta:page-count="2" meta:paragraph-count="21" meta:word-count="884" meta:character-count="4721" meta:non-whitespace-character-count="3825"/>
  </office:meta>
</office:document-meta>
</file>